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6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3.052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1.024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421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4.051cm"/>
    </style:style>
    <style:style style:name="gr16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1.5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5.113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5.418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3.302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Detail Kuliah</text:p>
          </draw:text-box>
        </draw:frame>
        <draw:custom-shape draw:style-name="gr6" draw:text-style-name="P5" draw:layer="layout" svg:width="2.667cm" svg:height="0.635cm" svg:x="5.004cm" svg:y="5.8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5.8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5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5.8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5.8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6.7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24cm" svg:height="5.334cm" svg:x="5.004cm" svg:y="6.7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921cm" svg:height="5.334cm" svg:x="6.528cm" svg:y="6.761cm">
          <text:p text:style-name="P2"><text:span text:style-name="T1">NO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6.7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7.523cm" svg:x2="20.117cm" svg:y2="7.523cm">
          <text:p/>
        </draw:line>
        <draw:line draw:style-name="gr2" draw:text-style-name="P1" draw:layer="layout" svg:x1="5.339cm" svg:y1="8.031cm" svg:x2="6.273cm" svg:y2="8.031cm">
          <text:p/>
        </draw:line>
        <draw:line draw:style-name="gr2" draw:text-style-name="P1" draw:layer="layout" svg:x1="5.34cm" svg:y1="10.831cm" svg:x2="6.274cm" svg:y2="10.831cm">
          <text:p/>
        </draw:line>
        <draw:line draw:style-name="gr2" draw:text-style-name="P1" draw:layer="layout" svg:x1="6.273cm" svg:y1="8.031cm" svg:x2="5.339cm" svg:y2="10.825cm">
          <text:p/>
        </draw:line>
        <draw:line draw:style-name="gr2" draw:text-style-name="P1" draw:layer="layout" svg:x1="7.173cm" svg:y1="8.031cm" svg:x2="8.632cm" svg:y2="8.031cm">
          <text:p/>
        </draw:line>
        <draw:line draw:style-name="gr2" draw:text-style-name="P1" draw:layer="layout" svg:x1="7.174cm" svg:y1="10.831cm" svg:x2="8.633cm" svg:y2="10.831cm">
          <text:p/>
        </draw:line>
        <draw:line draw:style-name="gr2" draw:text-style-name="P1" draw:layer="layout" svg:x1="8.632cm" svg:y1="8.031cm" svg:x2="7.173cm" svg:y2="10.825cm">
          <text:p/>
        </draw:line>
        <draw:line draw:style-name="gr2" draw:text-style-name="P1" draw:layer="layout" svg:x1="16.815cm" svg:y1="8.031cm" svg:x2="19.735cm" svg:y2="8.031cm">
          <text:p/>
        </draw:line>
        <draw:line draw:style-name="gr2" draw:text-style-name="P1" draw:layer="layout" svg:x1="16.817cm" svg:y1="10.831cm" svg:x2="19.737cm" svg:y2="10.831cm">
          <text:p/>
        </draw:line>
        <draw:line draw:style-name="gr2" draw:text-style-name="P1" draw:layer="layout" svg:x1="19.735cm" svg:y1="8.031cm" svg:x2="16.815cm" svg:y2="10.825cm">
          <text:p/>
        </draw:line>
        <draw:custom-shape draw:style-name="gr15" draw:text-style-name="P5" draw:layer="layout" svg:width="4.551cm" svg:height="5.334cm" svg:x="9.47cm" svg:y="6.761cm">
          <text:p text:style-name="P2"><text:span text:style-name="T1">Nama Mahasis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634cm" svg:y1="8.031cm" svg:x2="12.702cm" svg:y2="8.031cm">
          <text:p/>
        </draw:line>
        <draw:line draw:style-name="gr2" draw:text-style-name="P1" draw:layer="layout" svg:x1="10.635cm" svg:y1="10.831cm" svg:x2="12.703cm" svg:y2="10.831cm">
          <text:p/>
        </draw:line>
        <draw:line draw:style-name="gr2" draw:text-style-name="P1" draw:layer="layout" svg:x1="12.702cm" svg:y1="8.031cm" svg:x2="10.634cm" svg:y2="10.825cm">
          <text:p/>
        </draw:line>
        <draw:custom-shape draw:style-name="gr16" draw:text-style-name="P5" draw:layer="layout" svg:width="2.016cm" svg:height="5.334cm" svg:x="14.005cm" svg:y="6.761cm">
          <text:p text:style-name="P2"><text:span text:style-name="T1">Ke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448cm" svg:y1="8.031cm" svg:x2="15.51cm" svg:y2="8.031cm">
          <text:p/>
        </draw:line>
        <draw:line draw:style-name="gr2" draw:text-style-name="P1" draw:layer="layout" svg:x1="14.449cm" svg:y1="10.831cm" svg:x2="15.511cm" svg:y2="10.831cm">
          <text:p/>
        </draw:line>
        <draw:line draw:style-name="gr2" draw:text-style-name="P1" draw:layer="layout" svg:x1="15.51cm" svg:y1="8.031cm" svg:x2="14.448cm" svg:y2="10.825cm">
          <text:p/>
        </draw:line>
        <draw:frame draw:style-name="gr5" draw:text-style-name="P4" draw:layer="layout" svg:width="15.748cm" svg:height="1.016cm" svg:x="4.623cm" svg:y="4.575cm">
          <draw:text-box>
            <text:p>Daftar Peserta Kulia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2-03T11:47:53.797857464</dc:date>
    <meta:editing-duration>PT1H44M15S</meta:editing-duration>
    <meta:editing-cycles>13</meta:editing-cycles>
    <meta:generator>LibreOffice/5.1.6.2$Linux_x86 LibreOffice_project/10m0$Build-2</meta:generator>
    <meta:document-statistic meta:object-count="34"/>
  </office:meta>
</office:document-meta>
</file>